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="solid" draw:fill-color="#eeeeee" draw:textarea-horizontal-align="justify" draw:textarea-vertical-align="top" draw:auto-grow-height="false" fo:min-height="6.354cm" fo:min-width="6.866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82cm" fo:min-width="5.85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2.29cm" fo:min-width="5.8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solid" draw:fill-color="#eeeee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/>
    </style:style>
    <style:style style:name="P4" style:family="paragraph">
      <loext:graphic-properties draw:fill-color="#ffffff"/>
      <style:text-properties fo:color="#ffffff"/>
    </style:style>
    <style:style style:name="P5" style:family="paragraph">
      <style:paragraph-properties fo:text-align="center"/>
      <style:text-properties style:font-name="Liberation Serif"/>
    </style:style>
    <style:style style:name="P6" style:family="paragraph">
      <loext:graphic-properties draw:fill-color="#cccccc"/>
      <style:paragraph-properties fo:text-align="center"/>
      <style:text-properties style:font-name="Liberation Serif"/>
    </style:style>
    <style:style style:name="P7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fo:color="#00864b" style:font-name="Liberation Serif" fo:font-size="14pt" style:font-size-asian="14pt" style:font-size-complex="14pt"/>
    </style:style>
    <style:style style:name="T7" style:family="text">
      <style:text-properties fo:color="#00864b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66cm" svg:height="6.604cm" svg:x="7.62cm" svg:y="4.064cm">
          <text:p text:style-name="P1"><text:span text:style-name="T1">AES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4" draw:layer="layout" svg:width="25.199cm" svg:height="9.134cm" svg:x="1.4cm" svg:y="3.685cm" presentation:class="subtitle">
          <draw:text-box>
            <text:p text:style-name="P3"><text:span text:style-name="T2">,</text:span></text:p>
          </draw:text-box>
        </draw:frame>
        <draw:custom-shape draw:style-name="gr2" draw:text-style-name="P6" draw:layer="layout" svg:width="6.35cm" svg:height="2.032cm" svg:x="8.128cm" svg:y="5.08cm">
          <text:p text:style-name="P5">key schedule</text:p>
          <text:list text:style-name="L3">
            <text:list-item>
              <text:p text:style-name="P5"><text:span text:style-name="T3">Invertible ExpandKey</text:span></text:p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2.54cm" svg:x="8.128cm" svg:y="7.366cm">
          <text:p text:style-name="P5">block encryption</text:p>
          <text:list text:style-name="L3">
            <text:list-item>
              <text:p text:style-name="P5"><text:span text:style-name="T3">10 rounds for 128-bit key</text:span></text:p>
            </text:list-item>
            <text:list-item>
              <text:p text:style-name="P5"><text:span text:style-name="T3">12 rounds for 192-bit key</text:span></text:p>
            </text:list-item>
            <text:list-item>
              <text:p text:style-name="P5"><text:span text:style-name="T3">14 rounds for 256-bit ke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366cm" svg:height="6.604cm" svg:x="15.494cm" svg:y="4.064cm">
          <text:p text:style-name="P1"><text:span text:style-name="T1">eAE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35cm" svg:height="2.032cm" svg:x="16.002cm" svg:y="5.08cm">
          <text:p text:style-name="P5"><text:span text:style-name="T4">key schedule</text:span></text:p>
          <text:list text:style-name="L3">
            <text:list-item>
              <text:p text:style-name="P5"><text:span text:style-name="T5">PRNG </text:span><text:span text:style-name="T6">HKDF</text:span><text:span text:style-name="T5"> <text:s text:c="3"/></text:span></text:p>
            </text:list-item>
            <text:list-item>
              <text:p text:style-name="P5"><text:span text:style-name="T5">PRNG </text:span><text:span text:style-name="T6">cSHAK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2.54cm" svg:x="16.002cm" svg:y="7.366cm">
          <text:p text:style-name="P5">block encryption</text:p>
          <text:list text:style-name="L3">
            <text:list-item>
              <text:p text:style-name="P5"><text:span text:style-name="T7">22 </text:span><text:span text:style-name="T3">rounds for 256-bit key</text:span></text:p>
            </text:list-item>
            <text:list-item>
              <text:p text:style-name="P5"><text:span text:style-name="T7">30</text:span><text:span text:style-name="T3"> rounds for </text:span><text:span text:style-name="T7">512-bit key</text:span></text:p>
              <text:p text:style-name="P5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enia Bogomolec</meta:initial-creator>
    <meta:creation-date>2019-10-06T16:22:30.492760052</meta:creation-date>
    <dc:date>2019-10-06T20:50:42.428198682</dc:date>
    <dc:creator>Xenia Bogomolec</dc:creator>
    <meta:editing-duration>PT4H28M12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